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1pt" officeooo:rsid="0008ac6a" officeooo:paragraph-rsid="0008ac6a" style:font-size-asian="11pt" style:font-size-complex="11pt"/>
    </style:style>
    <style:style style:name="P2" style:family="paragraph" style:parent-style-name="Standard">
      <style:text-properties fo:font-size="11pt" officeooo:rsid="0009515d" officeooo:paragraph-rsid="0009515d" style:font-size-asian="11pt" style:font-size-complex="11pt"/>
    </style:style>
    <style:style style:name="P3" style:family="paragraph" style:parent-style-name="Standard">
      <style:text-properties fo:font-size="11pt" officeooo:rsid="000bc7c2" officeooo:paragraph-rsid="000bc7c2" style:font-size-asian="11pt" style:font-size-complex="11pt"/>
    </style:style>
    <style:style style:name="P4" style:family="paragraph" style:parent-style-name="Standard">
      <style:text-properties fo:font-size="11pt" officeooo:rsid="000bc7c2" officeooo:paragraph-rsid="0009515d" style:font-size-asian="11pt" style:font-size-complex="11pt"/>
    </style:style>
    <style:style style:name="P5" style:family="paragraph" style:parent-style-name="Standard">
      <style:text-properties fo:font-size="11pt" officeooo:rsid="001119bd" officeooo:paragraph-rsid="001ed4a6" style:font-size-asian="11pt" style:font-size-complex="11pt"/>
    </style:style>
    <style:style style:name="P6" style:family="paragraph" style:parent-style-name="Standard">
      <style:text-properties fo:font-size="11pt" officeooo:rsid="000cbf1f" officeooo:paragraph-rsid="0017878b" style:font-size-asian="11pt" style:font-size-complex="11pt"/>
    </style:style>
    <style:style style:name="P7" style:family="paragraph" style:parent-style-name="Standard">
      <style:text-properties fo:font-size="11pt" officeooo:rsid="000e0522" officeooo:paragraph-rsid="000e0522" style:font-size-asian="11pt" style:font-size-complex="11pt"/>
    </style:style>
    <style:style style:name="P8" style:family="paragraph" style:parent-style-name="Standard">
      <style:text-properties fo:font-size="11pt" officeooo:rsid="001a713c" officeooo:paragraph-rsid="001ab6f1" style:font-size-asian="11pt" style:font-size-complex="11pt"/>
    </style:style>
    <style:style style:name="P9" style:family="paragraph" style:parent-style-name="Standard">
      <style:text-properties fo:font-size="11pt" officeooo:rsid="001ed4a6" officeooo:paragraph-rsid="001ed4a6" style:font-size-asian="11pt" style:font-size-complex="11pt"/>
    </style:style>
    <style:style style:name="P10" style:family="paragraph" style:parent-style-name="Standard">
      <style:text-properties fo:font-size="11pt" officeooo:rsid="001ed4a6" officeooo:paragraph-rsid="00225a63" style:font-size-asian="11pt" style:font-size-complex="11pt"/>
    </style:style>
    <style:style style:name="P11" style:family="paragraph" style:parent-style-name="Standard">
      <style:text-properties fo:font-size="11pt" officeooo:rsid="0026cbf4" officeooo:paragraph-rsid="0026cbf4" style:font-size-asian="11pt" style:font-size-complex="11pt"/>
    </style:style>
    <style:style style:name="P12" style:family="paragraph" style:parent-style-name="Standard">
      <style:text-properties fo:font-size="11pt" officeooo:rsid="002795f4" officeooo:paragraph-rsid="0028405f" style:font-size-asian="11pt" style:font-size-complex="11pt"/>
    </style:style>
    <style:style style:name="P13" style:family="paragraph" style:parent-style-name="Standard">
      <style:text-properties fo:font-size="11pt" officeooo:rsid="002afca7" officeooo:paragraph-rsid="002afca7" style:font-size-asian="11pt" style:font-size-complex="11pt"/>
    </style:style>
    <style:style style:name="P14" style:family="paragraph" style:parent-style-name="Standard">
      <style:text-properties fo:font-size="11pt" officeooo:rsid="002ef185" officeooo:paragraph-rsid="002ef185" style:font-size-asian="11pt" style:font-size-complex="11pt"/>
    </style:style>
    <style:style style:name="P15" style:family="paragraph" style:parent-style-name="Standard">
      <style:text-properties fo:font-size="11pt" officeooo:rsid="002ef185" officeooo:paragraph-rsid="00318bf5" style:font-size-asian="11pt" style:font-size-complex="11pt"/>
    </style:style>
    <style:style style:name="P16" style:family="paragraph" style:parent-style-name="Standard">
      <style:text-properties fo:font-size="17pt" officeooo:rsid="002004b4" officeooo:paragraph-rsid="002004b4" style:font-size-asian="11pt" style:font-size-complex="11pt"/>
    </style:style>
    <style:style style:name="P17" style:family="paragraph" style:parent-style-name="Standard">
      <style:text-properties fo:font-size="19pt" officeooo:rsid="001ed4a6" officeooo:paragraph-rsid="001ed4a6" style:font-size-asian="11pt" style:font-size-complex="11pt"/>
    </style:style>
    <style:style style:name="P18" style:family="paragraph" style:parent-style-name="Standard">
      <style:text-properties fo:font-size="15pt" officeooo:rsid="00318bf5" officeooo:paragraph-rsid="00318bf5" style:font-size-asian="11pt" style:font-size-complex="11pt"/>
    </style:style>
    <style:style style:name="P19" style:family="paragraph" style:parent-style-name="Standard">
      <style:text-properties fo:font-size="15pt" officeooo:rsid="00318bf5" officeooo:paragraph-rsid="004fbdfe" style:font-size-asian="11pt" style:font-size-complex="11pt"/>
    </style:style>
    <style:style style:name="P20" style:family="paragraph" style:parent-style-name="Standard">
      <style:text-properties fo:font-size="11pt" officeooo:rsid="00318bf5" officeooo:paragraph-rsid="004cbda9" style:font-size-asian="11pt" style:font-size-complex="11pt"/>
    </style:style>
    <style:style style:name="P21" style:family="paragraph" style:parent-style-name="Standard">
      <style:text-properties fo:font-size="11pt" officeooo:rsid="00318bf5" officeooo:paragraph-rsid="004fbdfe" style:font-size-asian="11pt" style:font-size-complex="11pt"/>
    </style:style>
    <style:style style:name="P22" style:family="paragraph" style:parent-style-name="Standard">
      <style:text-properties fo:font-size="11pt" officeooo:rsid="00393370" officeooo:paragraph-rsid="00393370" style:font-size-asian="11pt" style:font-size-complex="11pt"/>
    </style:style>
    <style:style style:name="P23" style:family="paragraph" style:parent-style-name="Standard">
      <style:text-properties fo:font-size="11pt" officeooo:rsid="00393370" officeooo:paragraph-rsid="004fbdfe" style:font-size-asian="11pt" style:font-size-complex="11pt"/>
    </style:style>
    <style:style style:name="P24" style:family="paragraph" style:parent-style-name="Standard">
      <style:text-properties fo:font-size="11pt" officeooo:rsid="0008ac6a" officeooo:paragraph-rsid="0008ac6a" style:font-size-asian="11pt" style:font-size-complex="11pt"/>
    </style:style>
    <style:style style:name="P25" style:family="paragraph" style:parent-style-name="Standard">
      <style:text-properties fo:font-size="11pt" officeooo:rsid="0008ac6a" officeooo:paragraph-rsid="004fbdfe" style:font-size-asian="11pt" style:font-size-complex="11pt"/>
    </style:style>
    <style:style style:name="P26" style:family="paragraph" style:parent-style-name="Standard">
      <style:text-properties fo:font-size="11pt" officeooo:rsid="002ef185" officeooo:paragraph-rsid="00318bf5" style:font-size-asian="11pt" style:font-size-complex="11pt"/>
    </style:style>
    <style:style style:name="P27" style:family="paragraph" style:parent-style-name="Standard">
      <style:text-properties fo:font-size="11pt" officeooo:rsid="002ef185" officeooo:paragraph-rsid="004fbdfe" style:font-size-asian="11pt" style:font-size-complex="11pt"/>
    </style:style>
    <style:style style:name="P28" style:family="paragraph" style:parent-style-name="Standard">
      <style:text-properties fo:font-size="11pt" officeooo:rsid="002afca7" officeooo:paragraph-rsid="002afca7" style:font-size-asian="11pt" style:font-size-complex="11pt"/>
    </style:style>
    <style:style style:name="P29" style:family="paragraph" style:parent-style-name="Standard">
      <style:text-properties fo:font-size="11pt" officeooo:rsid="002afca7" officeooo:paragraph-rsid="004fbdfe" style:font-size-asian="11pt" style:font-size-complex="11pt"/>
    </style:style>
    <style:style style:name="P30" style:family="paragraph" style:parent-style-name="Standard">
      <style:text-properties fo:font-size="11pt" officeooo:rsid="000cbf1f" officeooo:paragraph-rsid="00497560" style:font-size-asian="11pt" style:font-size-complex="11pt"/>
    </style:style>
    <style:style style:name="P31" style:family="paragraph" style:parent-style-name="Standard">
      <style:text-properties fo:font-size="11pt" officeooo:rsid="000cbf1f" officeooo:paragraph-rsid="004fbdfe" style:font-size-asian="11pt" style:font-size-complex="11pt"/>
    </style:style>
    <style:style style:name="P32" style:family="paragraph" style:parent-style-name="Standard">
      <style:text-properties fo:font-size="11pt" officeooo:rsid="001ed4a6" officeooo:paragraph-rsid="004b1627" style:font-size-asian="11pt" style:font-size-complex="11pt"/>
    </style:style>
    <style:style style:name="P33" style:family="paragraph" style:parent-style-name="Standard">
      <style:text-properties fo:font-size="11pt" officeooo:rsid="001ed4a6" officeooo:paragraph-rsid="004fbdfe" style:font-size-asian="11pt" style:font-size-complex="11pt"/>
    </style:style>
    <style:style style:name="P34" style:family="paragraph" style:parent-style-name="Standard">
      <style:text-properties fo:font-size="11pt" officeooo:rsid="004f3468" officeooo:paragraph-rsid="004f3468" style:font-size-asian="11pt" style:font-size-complex="11pt"/>
    </style:style>
    <style:style style:name="P35" style:family="paragraph" style:parent-style-name="Standard">
      <style:text-properties fo:font-size="11pt" officeooo:rsid="004f3468" officeooo:paragraph-rsid="004fbdfe" style:font-size-asian="11pt" style:font-size-complex="11pt"/>
    </style:style>
    <style:style style:name="P36" style:family="paragraph" style:parent-style-name="Standard">
      <style:text-properties fo:font-size="11pt" officeooo:rsid="000bc7c2" officeooo:paragraph-rsid="004fbdfe" style:font-size-asian="11pt" style:font-size-complex="11pt"/>
    </style:style>
    <style:style style:name="P37" style:family="paragraph" style:parent-style-name="Standard">
      <style:text-properties fo:font-size="11pt" officeooo:rsid="001119bd" officeooo:paragraph-rsid="004fbdfe" style:font-size-asian="11pt" style:font-size-complex="11pt"/>
    </style:style>
    <style:style style:name="P38" style:family="paragraph" style:parent-style-name="Standard">
      <style:text-properties fo:font-size="11pt" officeooo:rsid="000e0522" officeooo:paragraph-rsid="004fbdfe" style:font-size-asian="11pt" style:font-size-complex="11pt"/>
    </style:style>
    <style:style style:name="P39" style:family="paragraph" style:parent-style-name="Standard">
      <style:text-properties fo:font-size="11pt" officeooo:rsid="001a713c" officeooo:paragraph-rsid="004fbdfe" style:font-size-asian="11pt" style:font-size-complex="11pt"/>
    </style:style>
    <style:style style:name="P40" style:family="paragraph" style:parent-style-name="Standard">
      <style:text-properties fo:font-size="11pt" officeooo:rsid="0009515d" officeooo:paragraph-rsid="004fbdfe" style:font-size-asian="11pt" style:font-size-complex="11pt"/>
    </style:style>
    <style:style style:name="P41" style:family="paragraph" style:parent-style-name="Standard">
      <style:text-properties fo:font-size="11pt" officeooo:rsid="0026cbf4" officeooo:paragraph-rsid="004fbdfe" style:font-size-asian="11pt" style:font-size-complex="11pt"/>
    </style:style>
    <style:style style:name="P42" style:family="paragraph" style:parent-style-name="Standard">
      <style:text-properties fo:font-size="11pt" officeooo:rsid="002795f4" officeooo:paragraph-rsid="004fbdfe" style:font-size-asian="11pt" style:font-size-complex="11pt"/>
    </style:style>
    <style:style style:name="P43" style:family="paragraph" style:parent-style-name="Standard">
      <style:text-properties fo:font-size="19pt" officeooo:rsid="001ed4a6" officeooo:paragraph-rsid="004fbdfe" style:font-size-asian="11pt" style:font-size-complex="11pt"/>
    </style:style>
    <style:style style:name="P44" style:family="paragraph" style:parent-style-name="Standard">
      <style:text-properties fo:font-size="17pt" officeooo:rsid="002004b4" officeooo:paragraph-rsid="004fbdfe" style:font-size-asian="11pt" style:font-size-complex="11pt"/>
    </style:style>
    <style:style style:name="T1" style:family="text">
      <style:text-properties officeooo:rsid="000e0522"/>
    </style:style>
    <style:style style:name="T2" style:family="text">
      <style:text-properties officeooo:rsid="00107a60"/>
    </style:style>
    <style:style style:name="T3" style:family="text">
      <style:text-properties officeooo:rsid="0012b861"/>
    </style:style>
    <style:style style:name="T4" style:family="text">
      <style:text-properties officeooo:rsid="001666a3"/>
    </style:style>
    <style:style style:name="T5" style:family="text">
      <style:text-properties officeooo:rsid="0017878b"/>
    </style:style>
    <style:style style:name="T6" style:family="text">
      <style:text-properties officeooo:rsid="00198135"/>
    </style:style>
    <style:style style:name="T7" style:family="text">
      <style:text-properties officeooo:rsid="001ab6f1"/>
    </style:style>
    <style:style style:name="T8" style:family="text">
      <style:text-properties officeooo:rsid="001b0e04"/>
    </style:style>
    <style:style style:name="T9" style:family="text">
      <style:text-properties fo:font-size="17pt" officeooo:rsid="001d8f96"/>
    </style:style>
    <style:style style:name="T10" style:family="text">
      <style:text-properties officeooo:rsid="002004b4"/>
    </style:style>
    <style:style style:name="T11" style:family="text">
      <style:text-properties officeooo:rsid="00225a63"/>
    </style:style>
    <style:style style:name="T12" style:family="text">
      <style:text-properties officeooo:rsid="0028405f"/>
    </style:style>
    <style:style style:name="T13" style:family="text">
      <style:text-properties officeooo:rsid="00290299"/>
    </style:style>
    <style:style style:name="T14" style:family="text">
      <style:text-properties officeooo:rsid="002ccded"/>
    </style:style>
    <style:style style:name="T15" style:family="text">
      <style:text-properties officeooo:rsid="003034aa"/>
    </style:style>
    <style:style style:name="T16" style:family="text">
      <style:text-properties officeooo:rsid="0033ce17"/>
    </style:style>
    <style:style style:name="T17" style:family="text">
      <style:text-properties officeooo:rsid="003736c2"/>
    </style:style>
    <style:style style:name="T18" style:family="text">
      <style:text-properties officeooo:rsid="00394842"/>
    </style:style>
    <style:style style:name="T19" style:family="text">
      <style:text-properties officeooo:rsid="00407389"/>
    </style:style>
    <style:style style:name="T20" style:family="text">
      <style:text-properties officeooo:rsid="0041adc0"/>
    </style:style>
    <style:style style:name="T21" style:family="text">
      <style:text-properties officeooo:rsid="004669c3"/>
    </style:style>
    <style:style style:name="T22" style:family="text">
      <style:text-properties officeooo:rsid="004b1627"/>
    </style:style>
    <style:style style:name="T23" style:family="text">
      <style:text-properties officeooo:rsid="004e1b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43">keywords:</text:p>
      <text:p text:style-name="P23"><text:span text:style-name="T21">c</text:span>ommunity barcoding, <text:s/><text:span text:style-name="T18">metabarcoding analysis</text:span>, <text:s/>metagenomics, <text:s/><text:span text:style-name="T21">h</text:span>igh-throughput sequencing, <text:s/><text:span text:style-name="T21">tropical beetles, <text:s/>species identification.</text:span></text:p>
      <text:p text:style-name="P25"><text:span text:style-name="T9">introduction</text:span>:</text:p>
      <text:p text:style-name="P37">Beetles(Coleoptera) is the largest order of insects, <text:span text:style-name="T4">it is particularly diverse and challenging to study its ecology, biodiversity and taxonomy. </text:span></text:p>
      <text:p text:style-name="P31">Metabarcoding is <text:span text:style-name="T6">a robust technique</text:span> in characterising the complex community compositions <text:span text:style-name="T4">and breaking through the barrier in traditional taxonomic methods</text:span>. <text:span text:style-name="T5">It is a method highly suitable for large-scale species richness and complex community composition surveys(Lebuhn et al., 2013).</text:span></text:p>
      <text:p text:style-name="P31">Even though it is <text:span text:style-name="T1">a </text:span><text:s/>widely used <text:span text:style-name="T1">technique </text:span>and the <text:span text:style-name="T5">molecular procedures are very mature, by applying High-throughput Sequencing on arthropods(Yu et al., 2012 ; Ji et al., 2013),</text:span> <text:span text:style-name="T3">t</text:span>he <text:span text:style-name="T3">sequencing data </text:span>analysis stage is not standarised. <text:span text:style-name="T16">Different analytical methods <text:s/>and procedures would potentially lead to diverged conclusions on taxon delimitation. </text:span></text:p>
      <text:p text:style-name="P38">A previous study in UK <text:span text:style-name="T2">bee surveys</text:span> ha<text:span text:style-name="T19">ve</text:span> built up a<text:span text:style-name="T17"> pipeline for the taxonomic assignment which showed a high congruence with morphological classification(Creedy et al., 2019). It provides a valid, efficient and standardised workflow in bioinformatic analysis for metabarcoding that apply on bees in UK. However, there are still challenges in selecting th High-throughput barcode sequences.</text:span></text:p>
      <text:p text:style-name="P38"/>
      <text:p text:style-name="P39">In insect barcoding analysis, cytochrome oxidase C subunit I (cox1) is commonly used <text:span text:style-name="T8">as a </text:span>barcode marker<text:span text:style-name="T22">(Hebert et al., 2003)</text:span>. <text:span text:style-name="T7"><text:s/>Amplicon sequence variants(ASVs) should be obtained from the reads after removing the sequencing error from amplication processes or variants resulting from nuclear mitochondrial DNA segments(Numts), internalsed parasits or gut contents of insects. In this project, I will construct a tropical beetles reference dataset for metabarcode analysis, including select ASVs and ignore the other non-targeted reads. I’ll also test the utility of the reference dataset with data in current database and reveal the biodiversity in the regional tropical beetlees community. </text:span></text:p>
      <text:p text:style-name="P39"/>
      <text:p text:style-name="P43">Research objectives:</text:p>
      <text:p text:style-name="P40"/>
      <text:p text:style-name="P33"/>
      <text:p text:style-name="P33"/>
      <text:p text:style-name="P44">Material and Methods:</text:p>
      <text:p text:style-name="P41"><text:span text:style-name="T23">1. Building r</text:span>eference profile:</text:p>
      <text:p text:style-name="P42">50 species of tropical beetles have been sequenced, these data would be aligned using MAFFT v1.3 <text:span text:style-name="T22">(Katoh, Asimenos &amp; Toh, 2009)</text:span>and the aligned data would be used <text:s/>for distance-based <text:span text:style-name="T12">and </text:span>coalescence-based species delimitation. <text:span text:style-name="T12">To separate independent coalescent groups, a phylogenetic tree would be built based on the generalised mixed yule coalescence method(Fujisawa &amp; Barraclough, 2013) with BEAST 1.8.1(Drummond &amp; Rambaut, 2007). Then a barcode identification number (BIN) for each group would be generated</text:span>. <text:s/></text:p>
      <text:p text:style-name="P40"/>
      <text:p text:style-name="P40"><text:span text:style-name="T23">2.Handling test data and examine the utility of reference dataset.</text:span></text:p>
      <text:p text:style-name="P29">A metabarcode library that includes ~7,000 tropical beetles sequences would be <text:s/>used to test <text:span text:style-name="T20">the</text:span> utility of the reference dataset. The seq<text:span text:style-name="T20">u</text:span>ences were conducted with Illumina MiSeq v.3 and needed to <text:span text:style-name="T14">be handled before matching the reference dataset. The adaptor reads from sequencing would be removed by cutadapt(Martin, 2011) and the quality of reads would be reviewed by FASTQC(Andrews et al.,2012). A perl script that comprises all the raw data filtering and handling functions would be developed and tested, it will eventually be able to generate a set of sequences that are feasible for reference profile testing.</text:span></text:p>
      <text:p text:style-name="P29"/>
      <text:p text:style-name="P27">The sequences would be filtered by length and <text:span text:style-name="T20">would </text:span>recognise the number of reads in unique sequences <text:span text:style-name="T15">and denoised with by using UNOISE algorithm(Edgar et al., 2011). The ASVs could be identified by selecting most frequent reads. However, it is not an ideal solution. A method that recognise the pattern of ASVs, NUMTs and other non-targeted reads would be deveoped and tested <text:s/>with simulation and examined validity through pylogenetic tree-based method. It would enhace the accuracy and efficiency of ASVs capture.</text:span></text:p>
      <text:p text:style-name="P27"><text:soft-page-break/><text:s/><text:span text:style-name="T15">Finally, the representitive sequences (the most abundant ones) will be subjected to BLASTn search against the NCBIn database and also subjected to the reference profile which will assess the ability of reference profile as well as concludes the community composition of regional tropical beetles.</text:span></text:p>
      <text:p text:style-name="P27"/>
      <text:p text:style-name="P27"/>
      <text:p text:style-name="P19">Anticipated outcomes:</text:p>
      <text:p text:style-name="P21"><text:span text:style-name="T22">To d</text:span>evelop a<text:span text:style-name="T20">n</text:span> automated <text:span text:style-name="T22">and valid </text:span>metabarcoding analytical pipeline for <text:span text:style-name="T22">large bulk </text:span>tropcial beetlees biodiversity stud<text:span text:style-name="T22">y</text:span>. Also improve the secure methods of ASVs detection and non-targeted sequence<text:span text:style-name="T22">s</text:span> removals. Finally, <text:span text:style-name="T10">draw an accurate conclusion on diveristy of a regional tropical beetles community</text:span></text:p>
      <text:p text:style-name="P35"/>
      <text:p text:style-name="P33"/>
      <text:p text:style-name="P33"><text:span text:style-name="T10">and draw an accurate conclusion on beetles diversity in a regional community. The pipeline would <text:s/>pack in multiple procedures in meta-barcoding analysis and <text:s/>seizing time. </text:span></text:p>
      <text:p text:style-name="P27"/>
      <text:p text:style-name="P27"/>
      <text:p text:style-name="P27"/>
      <text:p text:style-name="P29"/>
      <text:p text:style-name="P36"/>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22:27:20.375250401</meta:creation-date>
    <dc:date>2019-12-03T18:42:05.046773109</dc:date>
    <meta:editing-duration>PT3H35M11S</meta:editing-duration>
    <meta:editing-cycles>12</meta:editing-cycles>
    <meta:generator>LibreOffice/6.0.7.3$Linux_X86_64 LibreOffice_project/00m0$Build-3</meta:generator>
    <meta:document-statistic meta:table-count="0" meta:image-count="0" meta:object-count="0" meta:page-count="2" meta:paragraph-count="19" meta:word-count="660" meta:character-count="4579" meta:non-whitespace-character-count="3918"/>
  </office:meta>
</office:document-meta>
</file>